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1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51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GPU (NVIDIA Tegra X1, 3960MiB)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GPU (NVIDIA GeForce GTX 1650, 3906MiB)</text:p>
          </table:table-cell>
          <table:table-cell table:style-name="ce1" office:value-type="string" calcext:value-type="string">
            <text:p>CPU</text:p>
          </table:table-cell>
        </table:table-row>
        <table:table-row table:style-name="ro1">
          <table:table-cell table:number-columns-repeated="3" table:style-name="ce2" office:value-type="string" calcext:value-type="string">
            <text:p>Full Det. [s]</text:p>
          </table:table-cell>
          <table:table-cell office:value-type="string" calcext:value-type="string">
            <text:p>Full Det. [s]</text:p>
          </table:table-cell>
          <table:table-cell table:style-name="ce2" office:value-type="string" calcext:value-type="string">
            <text:p>Full Det. [s]</text:p>
          </table:table-cell>
        </table:table-row>
        <table:table-row table:style-name="ro1">
          <table:table-cell office:value-type="float" office:value="1.94405912852287" calcext:value-type="float">
            <text:p>1.94405912852287</text:p>
          </table:table-cell>
          <table:table-cell office:value-type="float" office:value="0.213060664892197" calcext:value-type="float">
            <text:p>0.213060664892197</text:p>
          </table:table-cell>
          <table:table-cell table:style-name="ce2" office:value-type="float" office:value="0.0670049605369568" calcext:value-type="float">
            <text:p>0.0670049605369568</text:p>
          </table:table-cell>
          <table:table-cell office:value-type="float" office:value="0.014270266532898" calcext:value-type="float">
            <text:p>0.014270266532898</text:p>
          </table:table-cell>
          <table:table-cell office:value-type="float" office:value="2.09181236147881" calcext:value-type="float">
            <text:p>2.09181236147881</text:p>
          </table:table-cell>
        </table:table-row>
        <table:table-row table:style-name="ro1">
          <table:table-cell office:value-type="float" office:value="0.822364704847336" calcext:value-type="float">
            <text:p>0.822364704847336</text:p>
          </table:table-cell>
          <table:table-cell office:value-type="float" office:value="0.0719706513881683" calcext:value-type="float">
            <text:p>0.0719706513881683</text:p>
          </table:table-cell>
          <table:table-cell table:style-name="ce2" office:value-type="float" office:value="0.0231185762882233" calcext:value-type="float">
            <text:p>0.0231185762882233</text:p>
          </table:table-cell>
          <table:table-cell office:value-type="float" office:value="0.00789343523979187" calcext:value-type="float">
            <text:p>0.00789343523979187</text:p>
          </table:table-cell>
          <table:table-cell office:value-type="float" office:value="0.748253070831299" calcext:value-type="float">
            <text:p>0.748253070831299</text:p>
          </table:table-cell>
        </table:table-row>
        <table:table-row table:style-name="ro1">
          <table:table-cell office:value-type="float" office:value="1.48923693704605" calcext:value-type="float">
            <text:p>1.48923693704605</text:p>
          </table:table-cell>
          <table:table-cell table:style-name="ce4" office:value-type="string" calcext:value-type="string">
            <text:p>/</text:p>
          </table:table-cell>
          <table:table-cell office:value-type="float" office:value="0.458816258430481" calcext:value-type="float">
            <text:p>0.458816258430481</text:p>
          </table:table-cell>
          <table:table-cell office:value-type="string" calcext:value-type="string">
            <text:p>/</text:p>
          </table:table-cell>
          <table:table-cell office:value-type="float" office:value="1.29524881052971" calcext:value-type="float">
            <text:p>1.29524881052971</text:p>
          </table:table-cell>
        </table:table-row>
        <table:table-row table:style-name="ro1">
          <table:table-cell office:value-type="float" office:value="0.375262097120285" calcext:value-type="float">
            <text:p>0.375262097120285</text:p>
          </table:table-cell>
          <table:table-cell table:style-name="ce4" office:value-type="string" calcext:value-type="string">
            <text:p>/</text:p>
          </table:table-cell>
          <table:table-cell office:value-type="float" office:value="0.119868078708649" calcext:value-type="float">
            <text:p>0.119868078708649</text:p>
          </table:table-cell>
          <table:table-cell office:value-type="string" calcext:value-type="string">
            <text:p>/</text:p>
          </table:table-cell>
          <table:table-cell office:value-type="float" office:value="0.327950575590134" calcext:value-type="float">
            <text:p>0.327950575590134</text:p>
          </table:table-cell>
        </table:table-row>
        <table:table-row table:style-name="ro1">
          <table:table-cell office:value-type="string" calcext:value-type="string">
            <text:p>1,207068401</text:p>
          </table:table-cell>
          <table:table-cell office:value-type="float" office:value="0.109135093927383" calcext:value-type="float">
            <text:p>0.109135093927383</text:p>
          </table:table-cell>
          <table:table-cell table:style-name="ce2" office:value-type="float" office:value="0.0296137382984161" calcext:value-type="float">
            <text:p>0.0296137382984161</text:p>
          </table:table-cell>
          <table:table-cell office:value-type="float" office:value="0.00906817507743835" calcext:value-type="float">
            <text:p>0.00906817507743835</text:p>
          </table:table-cell>
          <table:table-cell office:value-type="float" office:value="1.02251037311554" calcext:value-type="float">
            <text:p>1.02251037311554</text:p>
          </table:table-cell>
        </table:table-row>
        <table:table-row table:style-name="ro1">
          <table:table-cell office:value-type="float" office:value="0.531941639900207" calcext:value-type="float">
            <text:p>0.531941639900207</text:p>
          </table:table-cell>
          <table:table-cell office:value-type="float" office:value="0.0518259501457214" calcext:value-type="float">
            <text:p>0.0518259501457214</text:p>
          </table:table-cell>
          <table:table-cell table:style-name="ce2" office:value-type="float" office:value="0.0150555160045624" calcext:value-type="float">
            <text:p>0.0150555160045624</text:p>
          </table:table-cell>
          <table:table-cell office:value-type="float" office:value="0.00784027004241943" calcext:value-type="float">
            <text:p>0.00784027004241943</text:p>
          </table:table-cell>
          <table:table-cell office:value-type="float" office:value="0.436493450641632" calcext:value-type="float">
            <text:p>0.436493450641632</text:p>
          </table:table-cell>
        </table:table-row>
        <table:table-row table:style-name="ro1">
          <table:table-cell office:value-type="float" office:value="0.579513981819153" calcext:value-type="float">
            <text:p>0.579513981819153</text:p>
          </table:table-cell>
          <table:table-cell table:style-name="ce4" office:value-type="string" calcext:value-type="string">
            <text:p>/</text:p>
          </table:table-cell>
          <table:table-cell office:value-type="float" office:value="0.204221616744995" calcext:value-type="float">
            <text:p>0.204221616744995</text:p>
          </table:table-cell>
          <table:table-cell office:value-type="string" calcext:value-type="string">
            <text:p>/</text:p>
          </table:table-cell>
          <table:table-cell office:value-type="float" office:value="0.529099699735642" calcext:value-type="float">
            <text:p>0.529099699735642</text:p>
          </table:table-cell>
        </table:table-row>
        <table:table-row table:style-name="ro1">
          <table:table-cell office:value-type="float" office:value="0.151109082937241" calcext:value-type="float">
            <text:p>0.151109082937241</text:p>
          </table:table-cell>
          <table:table-cell table:style-name="ce4" office:value-type="string" calcext:value-type="string">
            <text:p>/</text:p>
          </table:table-cell>
          <table:table-cell office:value-type="float" office:value="0.0550959095954895" calcext:value-type="float">
            <text:p>0.0550959095954895</text:p>
          </table:table-cell>
          <table:table-cell office:value-type="string" calcext:value-type="string">
            <text:p>/</text:p>
          </table:table-cell>
          <table:table-cell office:value-type="float" office:value="0.133522658348083" calcext:value-type="float">
            <text:p>0.133522658348083</text:p>
          </table:table-cell>
        </table:table-row>
        <table:table-row table:style-name="ro1">
          <table:table-cell office:value-type="float" office:value="2.44818150568008" calcext:value-type="float">
            <text:p>2.44818150568008</text:p>
          </table:table-cell>
          <table:table-cell office:value-type="float" office:value="0.222817833185196" calcext:value-type="float">
            <text:p>0.222817833185196</text:p>
          </table:table-cell>
          <table:table-cell office:value-type="float" office:value="0.0949249470233917" calcext:value-type="float">
            <text:p>0.0949249470233917</text:p>
          </table:table-cell>
          <table:table-cell table:style-name="ce5" office:value-type="float" office:value="0.0168608276844025" calcext:value-type="float">
            <text:p>0.0168608276844025</text:p>
          </table:table-cell>
          <table:table-cell office:value-type="float" office:value="2.59980820226669" calcext:value-type="float">
            <text:p>2.59980820226669</text:p>
          </table:table-cell>
        </table:table-row>
        <table:table-row table:style-name="ro1">
          <table:table-cell office:value-type="float" office:value="0.958140477895737" calcext:value-type="float">
            <text:p>0.958140477895737</text:p>
          </table:table-cell>
          <table:table-cell office:value-type="float" office:value="0.0756558330059052" calcext:value-type="float">
            <text:p>0.0756558330059052</text:p>
          </table:table-cell>
          <table:table-cell office:value-type="float" office:value="0.0311318769454956" calcext:value-type="float">
            <text:p>0.0311318769454956</text:p>
          </table:table-cell>
          <table:table-cell table:style-name="ce5" office:value-type="float" office:value="0.00623487401008606" calcext:value-type="float">
            <text:p>0.00623487401008606</text:p>
          </table:table-cell>
          <table:table-cell office:value-type="float" office:value="0.991847939491272" calcext:value-type="float">
            <text:p>0.991847939491272</text:p>
          </table:table-cell>
        </table:table-row>
        <table:table-row table:style-name="ro1">
          <table:table-cell office:value-type="float" office:value="2.3347036819458" calcext:value-type="float">
            <text:p>2.3347036819458</text:p>
          </table:table-cell>
          <table:table-cell table:style-name="ce4" office:value-type="string" calcext:value-type="string">
            <text:p>/</text:p>
          </table:table-cell>
          <table:table-cell office:value-type="float" office:value="1.73663383889198" calcext:value-type="float">
            <text:p>1.73663383889198</text:p>
          </table:table-cell>
          <table:table-cell office:value-type="string" calcext:value-type="string">
            <text:p>/</text:p>
          </table:table-cell>
          <table:table-cell office:value-type="float" office:value="2.21501866984367" calcext:value-type="float">
            <text:p>2.21501866984367</text:p>
          </table:table-cell>
        </table:table-row>
        <table:table-row table:style-name="ro1">
          <table:table-cell office:value-type="float" office:value="0.593457221746445" calcext:value-type="float">
            <text:p>0.593457221746445</text:p>
          </table:table-cell>
          <table:table-cell table:style-name="ce4" office:value-type="string" calcext:value-type="string">
            <text:p>/</text:p>
          </table:table-cell>
          <table:table-cell office:value-type="float" office:value="0.450937876939774" calcext:value-type="float">
            <text:p>0.450937876939774</text:p>
          </table:table-cell>
          <table:table-cell office:value-type="string" calcext:value-type="string">
            <text:p>/</text:p>
          </table:table-cell>
          <table:table-cell office:value-type="float" office:value="0.548380247354507" calcext:value-type="float">
            <text:p>0.548380247354507</text:p>
          </table:table-cell>
        </table:table-row>
        <table:table-row table:style-name="ro1">
          <table:table-cell office:value-type="float" office:value="1.43854476332664" calcext:value-type="float">
            <text:p>1.43854476332664</text:p>
          </table:table-cell>
          <table:table-cell office:value-type="float" office:value="0.105537228822708" calcext:value-type="float">
            <text:p>0.105537228822708</text:p>
          </table:table-cell>
          <table:table-cell office:value-type="float" office:value="0.0427338259220123" calcext:value-type="float">
            <text:p>0.0427338259220123</text:p>
          </table:table-cell>
          <table:table-cell table:style-name="ce5" office:value-type="float" office:value="0.00838828063011169" calcext:value-type="float">
            <text:p>0.00838828063011169</text:p>
          </table:table-cell>
          <table:table-cell office:value-type="float" office:value="1.21344503903389" calcext:value-type="float">
            <text:p>1.21344503903389</text:p>
          </table:table-cell>
        </table:table-row>
        <table:table-row table:style-name="ro1">
          <table:table-cell office:value-type="float" office:value="0.655142983913422" calcext:value-type="float">
            <text:p>0.655142983913422</text:p>
          </table:table-cell>
          <table:table-cell office:value-type="float" office:value="0.0490466618537903" calcext:value-type="float">
            <text:p>0.0490466618537903</text:p>
          </table:table-cell>
          <table:table-cell office:value-type="float" office:value="0.016092636346817" calcext:value-type="float">
            <text:p>0.016092636346817</text:p>
          </table:table-cell>
          <table:table-cell table:style-name="ce5" office:value-type="float" office:value="0.00525185394287109" calcext:value-type="float">
            <text:p>0.00525185394287109</text:p>
          </table:table-cell>
          <table:table-cell office:value-type="float" office:value="0.511803220272064" calcext:value-type="float">
            <text:p>0.511803220272064</text:p>
          </table:table-cell>
        </table:table-row>
        <table:table-row table:style-name="ro1">
          <table:table-cell office:value-type="float" office:value="0.973663385391235" calcext:value-type="float">
            <text:p>0.973663385391235</text:p>
          </table:table-cell>
          <table:table-cell table:style-name="ce4" office:value-type="string" calcext:value-type="string">
            <text:p>/</text:p>
          </table:table-cell>
          <table:table-cell office:value-type="float" office:value="0.613188501596451" calcext:value-type="float">
            <text:p>0.613188501596451</text:p>
          </table:table-cell>
          <table:table-cell office:value-type="string" calcext:value-type="string">
            <text:p>/</text:p>
          </table:table-cell>
          <table:table-cell office:value-type="float" office:value="0.971338149547577" calcext:value-type="float">
            <text:p>0.971338149547577</text:p>
          </table:table-cell>
        </table:table-row>
        <table:table-row table:style-name="ro1">
          <table:table-cell office:value-type="float" office:value="0.246350245714188" calcext:value-type="float">
            <text:p>0.246350245714188</text:p>
          </table:table-cell>
          <table:table-cell table:style-name="ce4" office:value-type="string" calcext:value-type="string">
            <text:p>/</text:p>
          </table:table-cell>
          <table:table-cell office:value-type="float" office:value="0.163752182483673" calcext:value-type="float">
            <text:p>0.163752182483673</text:p>
          </table:table-cell>
          <table:table-cell office:value-type="string" calcext:value-type="string">
            <text:p>/</text:p>
          </table:table-cell>
          <table:table-cell office:value-type="float" office:value="0.234160719394684" calcext:value-type="float">
            <text:p>0.234160719394684</text:p>
          </table:table-cell>
        </table:table-row>
        <table:table-row table:style-name="ro1">
          <table:table-cell office:value-type="float" office:value="1.95878707695007" calcext:value-type="float">
            <text:p>1.95878707695007</text:p>
          </table:table-cell>
          <table:table-cell office:value-type="float" office:value="0.241209114313126" calcext:value-type="float">
            <text:p>0.241209114313126</text:p>
          </table:table-cell>
          <table:table-cell table:style-name="ce2" office:value-type="float" office:value="0.0820136995315552" calcext:value-type="float">
            <text:p>0.0820136995315552</text:p>
          </table:table-cell>
          <table:table-cell office:value-type="float" office:value="0.015231360912323" calcext:value-type="float">
            <text:p>0.015231360912323</text:p>
          </table:table-cell>
          <table:table-cell office:value-type="float" office:value="2.92883248376846" calcext:value-type="float">
            <text:p>2.92883248376846</text:p>
          </table:table-cell>
        </table:table-row>
        <table:table-row table:style-name="ro1">
          <table:table-cell office:value-type="float" office:value="0.561035073280334" calcext:value-type="float">
            <text:p>0.561035073280334</text:p>
          </table:table-cell>
          <table:table-cell office:value-type="float" office:value="0.0846197896003723" calcext:value-type="float">
            <text:p>0.0846197896003723</text:p>
          </table:table-cell>
          <table:table-cell table:style-name="ce2" office:value-type="float" office:value="0.029264564037323" calcext:value-type="float">
            <text:p>0.029264564037323</text:p>
          </table:table-cell>
          <table:table-cell office:value-type="float" office:value="0.00674196100234985" calcext:value-type="float">
            <text:p>0.00674196100234985</text:p>
          </table:table-cell>
          <table:table-cell office:value-type="float" office:value="1.15566718173027" calcext:value-type="float">
            <text:p>1.15566718173027</text:p>
          </table:table-cell>
        </table:table-row>
        <table:table-row table:style-name="ro1">
          <table:table-cell table:style-name="ce4" office:value-type="float" office:value="2.79688339161873" calcext:value-type="float">
            <text:p>2.79688339161873</text:p>
          </table:table-cell>
          <table:table-cell table:style-name="ce4" office:value-type="string" calcext:value-type="string">
            <text:p>/</text:p>
          </table:table-cell>
          <table:table-cell office:value-type="float" office:value="1.94029715037346" calcext:value-type="float">
            <text:p>1.94029715037346</text:p>
          </table:table-cell>
          <table:table-cell office:value-type="string" calcext:value-type="string">
            <text:p>/</text:p>
          </table:table-cell>
          <table:table-cell office:value-type="float" office:value="2.43005560255051" calcext:value-type="float">
            <text:p>2.43005560255051</text:p>
          </table:table-cell>
        </table:table-row>
        <table:table-row table:style-name="ro1">
          <table:table-cell table:style-name="ce4" office:value-type="float" office:value="0.705533561706543" calcext:value-type="float">
            <text:p>0.705533561706543</text:p>
          </table:table-cell>
          <table:table-cell table:style-name="ce4" office:value-type="string" calcext:value-type="string">
            <text:p>/</text:p>
          </table:table-cell>
          <table:table-cell office:value-type="float" office:value="0.483687615394592" calcext:value-type="float">
            <text:p>0.483687615394592</text:p>
          </table:table-cell>
          <table:table-cell office:value-type="string" calcext:value-type="string">
            <text:p>/</text:p>
          </table:table-cell>
          <table:table-cell office:value-type="float" office:value="0.606987678050995" calcext:value-type="float">
            <text:p>0.606987678050995</text:p>
          </table:table-cell>
        </table:table-row>
        <table:table-row table:style-name="ro1">
          <table:table-cell office:value-type="float" office:value="0.817454981803894" calcext:value-type="float">
            <text:p>0.817454981803894</text:p>
          </table:table-cell>
          <table:table-cell office:value-type="float" office:value="0.109444440126419" calcext:value-type="float">
            <text:p>0.109444440126419</text:p>
          </table:table-cell>
          <table:table-cell table:style-name="ce2" office:value-type="float" office:value="0.036305032491684" calcext:value-type="float">
            <text:p>0.036305032491684</text:p>
          </table:table-cell>
          <table:table-cell office:value-type="float" office:value="0.00829569244384766" calcext:value-type="float">
            <text:p>0.00829569244384766</text:p>
          </table:table-cell>
          <table:table-cell office:value-type="float" office:value="1.24875567150116" calcext:value-type="float">
            <text:p>1.24875567150116</text:p>
          </table:table-cell>
        </table:table-row>
        <table:table-row table:style-name="ro1">
          <table:table-cell office:value-type="float" office:value="0.290686331272125" calcext:value-type="float">
            <text:p>0.290686331272125</text:p>
          </table:table-cell>
          <table:table-cell office:value-type="float" office:value="0.0459140920639038" calcext:value-type="float">
            <text:p>0.0459140920639038</text:p>
          </table:table-cell>
          <table:table-cell office:value-type="float" office:value="0.0140000536441803" calcext:value-type="float">
            <text:p>0.0140000536441803</text:p>
          </table:table-cell>
          <table:table-cell table:style-name="ce5" office:value-type="float" office:value="0.00590936589241028" calcext:value-type="float">
            <text:p>0.00590936589241028</text:p>
          </table:table-cell>
          <table:table-cell office:value-type="float" office:value="0.520166715621948" calcext:value-type="float">
            <text:p>0.520166715621948</text:p>
          </table:table-cell>
        </table:table-row>
        <table:table-row table:style-name="ro1">
          <table:table-cell office:value-type="float" office:value="1.17533506298065" calcext:value-type="float">
            <text:p>1.17533506298065</text:p>
          </table:table-cell>
          <table:table-cell table:style-name="ce4" office:value-type="string" calcext:value-type="string">
            <text:p>/</text:p>
          </table:table-cell>
          <table:table-cell office:value-type="float" office:value="0.655640520095825" calcext:value-type="float">
            <text:p>0.655640520095825</text:p>
          </table:table-cell>
          <table:table-cell office:value-type="string" calcext:value-type="string">
            <text:p>/</text:p>
          </table:table-cell>
          <table:table-cell office:value-type="float" office:value="1.02216146373749" calcext:value-type="float">
            <text:p>1.02216146373749</text:p>
          </table:table-cell>
        </table:table-row>
        <table:table-row table:style-name="ro1">
          <table:table-cell office:value-type="float" office:value="0.288668711185455" calcext:value-type="float">
            <text:p>0.288668711185455</text:p>
          </table:table-cell>
          <table:table-cell table:style-name="ce4" office:value-type="string" calcext:value-type="string">
            <text:p>/</text:p>
          </table:table-cell>
          <table:table-cell office:value-type="float" office:value="0.165491921663284" calcext:value-type="float">
            <text:p>0.165491921663284</text:p>
          </table:table-cell>
          <table:table-cell office:value-type="string" calcext:value-type="string">
            <text:p>/</text:p>
          </table:table-cell>
          <table:table-cell office:value-type="float" office:value="0.247820539712906" calcext:value-type="float">
            <text:p>0.247820539712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0:29:28.861658428</meta:creation-date>
    <dc:date>2024-03-29T10:29:47.145089555</dc:date>
    <meta:editing-duration>PT19S</meta:editing-duration>
    <meta:editing-cycles>1</meta:editing-cycles>
    <meta:document-statistic meta:table-count="1" meta:cell-count="130" meta:object-count="0"/>
    <meta:generator>LibreOffice/7.3.7.2$Linux_X86_64 LibreOffice_project/30$Build-2</meta:generator>
  </office:meta>
</office:document-meta>
</file>